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.9960908965406753</text:p>
      <text:p text:style-name="Standard">True Positive: 1636</text:p>
      <text:p text:style-name="Standard">False Positive: 2540</text:p>
      <text:p text:style-name="Standard">False Negative: 8928</text:p>
      <text:p text:style-name="Standard">True Negative: 2920561</text:p>
      <text:p text:style-name="Standard">0.9963386661105965</text:p>
      <text:p text:style-name="Standard">True Positive: 109</text:p>
      <text:p text:style-name="Standard">False Positive: 138</text:p>
      <text:p text:style-name="Standard">False Negative: 617</text:p>
      <text:p text:style-name="Standard">True Negative: 205345</text:p>
      <text:p text:style-name="Standard">0.9069092755989522</text:p>
      <text:p text:style-name="Standard">True Positive: 2224</text:p>
      <text:p text:style-name="Standard">False Positive: 264757</text:p>
      <text:p text:style-name="Standard">False Negative: 8340</text:p>
      <text:p text:style-name="Standard">True Negative: 2658344</text:p>
      <text:p text:style-name="Standard">0.9074191718111236</text:p>
      <text:p text:style-name="Standard">True Positive: 147</text:p>
      <text:p text:style-name="Standard">False Positive: 18512</text:p>
      <text:p text:style-name="Standard">False Negative: 579</text:p>
      <text:p text:style-name="Standard">True Negative: 186971</text:p>
      <text:p text:style-name="Standard"/>
      <text:p text:style-name="Standard">0.9961024861393513</text:p>
      <text:p text:style-name="Standard">True Positive: 1636</text:p>
      <text:p text:style-name="Standard">False Positive: 2506</text:p>
      <text:p text:style-name="Standard">False Negative: 8928</text:p>
      <text:p text:style-name="Standard">True Negative: 2920595</text:p>
      <text:p text:style-name="Standard">0.996392010048058</text:p>
      <text:p text:style-name="Standard">True Positive: 124</text:p>
      <text:p text:style-name="Standard">False Positive: 142</text:p>
      <text:p text:style-name="Standard">False Negative: 602</text:p>
      <text:p text:style-name="Standard">True Negative: 205341</text:p>
      <text:p text:style-name="Standard">0.906720092444093</text:p>
      <text:p text:style-name="Standard">True Positive: 2220</text:p>
      <text:p text:style-name="Standard">False Positive: 265308</text:p>
      <text:p text:style-name="Standard">False Negative: 8344</text:p>
      <text:p text:style-name="Standard">True Negative: 2657793</text:p>
      <text:p text:style-name="Standard">0.9067741951127254</text:p>
      <text:p text:style-name="Standard">True Positive: 160</text:p>
      <text:p text:style-name="Standard">False Positive: 18658</text:p>
      <text:p text:style-name="Standard">False Negative: 566</text:p>
      <text:p text:style-name="Standard">True Negative: 186825</text:p>
      <text:p text:style-name="Standard"/>
      <text:p text:style-name="Standard">0.9961225975017598</text:p>
      <text:p text:style-name="Standard">True Positive: 1655</text:p>
      <text:p text:style-name="Standard">False Positive: 2466</text:p>
      <text:p text:style-name="Standard">False Negative: 8909</text:p>
      <text:p text:style-name="Standard">True Negative: 2920635</text:p>
      <text:p text:style-name="Standard">0.9962998705197155</text:p>
      <text:p text:style-name="Standard">True Positive: 117</text:p>
      <text:p text:style-name="Standard"><text:soft-page-break/>False Positive: 154</text:p>
      <text:p text:style-name="Standard">False Negative: 609</text:p>
      <text:p text:style-name="Standard">True Negative: 205329</text:p>
      <text:p text:style-name="Standard">0.9066761201432338</text:p>
      <text:p text:style-name="Standard">True Positive: 2301</text:p>
      <text:p text:style-name="Standard">False Positive: 265518</text:p>
      <text:p text:style-name="Standard">False Negative: 8263</text:p>
      <text:p text:style-name="Standard">True Negative: 2657583</text:p>
      <text:p text:style-name="Standard">0.907006968658012</text:p>
      <text:p text:style-name="Standard">True Positive: 164</text:p>
      <text:p text:style-name="Standard">False Positive: 18614</text:p>
      <text:p text:style-name="Standard">False Negative: 562</text:p>
      <text:p text:style-name="Standard">True Negative: 186869</text:p>
      <text:p text:style-name="Standard"/>
      <text:p text:style-name="Standard">0.9961116896441823</text:p>
      <text:p text:style-name="Standard">True Positive: 1688</text:p>
      <text:p text:style-name="Standard">False Positive: 2531</text:p>
      <text:p text:style-name="Standard">False Negative: 8876</text:p>
      <text:p text:style-name="Standard">True Negative: 2920570</text:p>
      <text:p text:style-name="Standard">0.9963144188662958</text:p>
      <text:p text:style-name="Standard">True Positive: 119</text:p>
      <text:p text:style-name="Standard">False Positive: 153</text:p>
      <text:p text:style-name="Standard">False Negative: 607</text:p>
      <text:p text:style-name="Standard">True Negative: 205330</text:p>
      <text:p text:style-name="Standard">0.9065520432632901</text:p>
      <text:p text:style-name="Standard">True Positive: 2176</text:p>
      <text:p text:style-name="Standard">False Positive: 265757</text:p>
      <text:p text:style-name="Standard">False Negative: 8388</text:p>
      <text:p text:style-name="Standard">True Negative: 2657344</text:p>
      <text:p text:style-name="Standard">0.9072445916521588</text:p>
      <text:p text:style-name="Standard">True Positive: 148</text:p>
      <text:p text:style-name="Standard">False Positive: 18549</text:p>
      <text:p text:style-name="Standard">False Negative: 578</text:p>
      <text:p text:style-name="Standard">True Negative: 186934</text:p>
      <text:p text:style-name="Standard"/>
      <text:p text:style-name="Standard">0.9961093035503372</text:p>
      <text:p text:style-name="Standard">True Positive: 1711</text:p>
      <text:p text:style-name="Standard">False Positive: 2561</text:p>
      <text:p text:style-name="Standard">False Negative: 8853</text:p>
      <text:p text:style-name="Standard">True Negative: 2920540</text:p>
      <text:p text:style-name="Standard">0.9962610749288343</text:p>
      <text:p text:style-name="Standard">True Positive: 127</text:p>
      <text:p text:style-name="Standard">False Positive: 172</text:p>
      <text:p text:style-name="Standard">False Negative: 599</text:p>
      <text:p text:style-name="Standard">True Negative: 205311</text:p>
      <text:p text:style-name="Standard">0.9066675983795014</text:p>
      <text:p text:style-name="Standard">True Positive: 2258</text:p>
      <text:p text:style-name="Standard">False Positive: 265500</text:p>
      <text:p text:style-name="Standard">False Negative: 8306</text:p>
      <text:p text:style-name="Standard"><text:soft-page-break/>True Negative: 2657601</text:p>
      <text:p text:style-name="Standard">0.9073027850384804</text:p>
      <text:p text:style-name="Standard">True Positive: 147</text:p>
      <text:p text:style-name="Standard">False Positive: 18536</text:p>
      <text:p text:style-name="Standard">False Negative: 579</text:p>
      <text:p text:style-name="Standard">True Negative: 186947</text:p>
      <text:p text:style-name="Standard"/>
      <text:p text:style-name="Standard">0.9961280514305485</text:p>
      <text:p text:style-name="Standard">True Positive: 1665</text:p>
      <text:p text:style-name="Standard">False Positive: 2460</text:p>
      <text:p text:style-name="Standard">False Negative: 8899</text:p>
      <text:p text:style-name="Standard">True Negative: 2920641</text:p>
      <text:p text:style-name="Standard">0.9962465265822539</text:p>
      <text:p text:style-name="Standard">True Positive: 105</text:p>
      <text:p text:style-name="Standard">False Positive: 153</text:p>
      <text:p text:style-name="Standard">False Negative: 621</text:p>
      <text:p text:style-name="Standard">True Negative: 205330</text:p>
      <text:p text:style-name="Standard">0.9066887323535577</text:p>
      <text:p text:style-name="Standard">True Positive: 2303</text:p>
      <text:p text:style-name="Standard">False Positive: 265483</text:p>
      <text:p text:style-name="Standard">False Negative: 8261</text:p>
      <text:p text:style-name="Standard">True Negative: 2657618</text:p>
      <text:p text:style-name="Standard">0.9065850666071801</text:p>
      <text:p text:style-name="Standard">True Positive: 148</text:p>
      <text:p text:style-name="Standard">False Positive: 18685</text:p>
      <text:p text:style-name="Standard">False Negative: 578</text:p>
      <text:p text:style-name="Standard">True Negative: 186798</text:p>
      <text:p text:style-name="Standard"/>
      <text:p text:style-name="Standard">0.9960980548222105</text:p>
      <text:p text:style-name="Standard">True Positive: 1700</text:p>
      <text:p text:style-name="Standard">False Positive: 2583</text:p>
      <text:p text:style-name="Standard">False Negative: 8864</text:p>
      <text:p text:style-name="Standard">True Negative: 2920518</text:p>
      <text:p text:style-name="Standard">0.9962465265822539</text:p>
      <text:p text:style-name="Standard">True Positive: 110</text:p>
      <text:p text:style-name="Standard">False Positive: 158</text:p>
      <text:p text:style-name="Standard">False Negative: 616</text:p>
      <text:p text:style-name="Standard">True Negative: 205325</text:p>
      <text:p text:style-name="Standard">0.9068288301493184</text:p>
      <text:p text:style-name="Standard">True Positive: 2306</text:p>
      <text:p text:style-name="Standard">False Positive: 265075</text:p>
      <text:p text:style-name="Standard">False Negative: 8258</text:p>
      <text:p text:style-name="Standard">True Negative: 2658026</text:p>
      <text:p text:style-name="Standard">0.9077052892938717</text:p>
      <text:p text:style-name="Standard">True Positive: 163</text:p>
      <text:p text:style-name="Standard">False Positive: 18469</text:p>
      <text:p text:style-name="Standard">False Negative: 563</text:p>
      <text:p text:style-name="Standard">True Negative: 187014</text:p>
      <text:p text:style-name="Standard"/>
      <text:p text:style-name="Standard"><text:soft-page-break/>0.9961120305147316</text:p>
      <text:p text:style-name="Standard">True Positive: 1689</text:p>
      <text:p text:style-name="Standard">False Positive: 2531</text:p>
      <text:p text:style-name="Standard">False Negative: 8875</text:p>
      <text:p text:style-name="Standard">True Negative: 2920570</text:p>
      <text:p text:style-name="Standard">0.9961689354004918</text:p>
      <text:p text:style-name="Standard">True Positive: 118</text:p>
      <text:p text:style-name="Standard">False Positive: 182</text:p>
      <text:p text:style-name="Standard">False Negative: 608</text:p>
      <text:p text:style-name="Standard">True Negative: 205301</text:p>
      <text:p text:style-name="Standard">0.9065070483507831</text:p>
      <text:p text:style-name="Standard">True Positive: 2255</text:p>
      <text:p text:style-name="Standard">False Positive: 265968</text:p>
      <text:p text:style-name="Standard">False Negative: 8309</text:p>
      <text:p text:style-name="Standard">True Negative: 2657133</text:p>
      <text:p text:style-name="Standard">0.9065899160560402</text:p>
      <text:p text:style-name="Standard">True Positive: 143</text:p>
      <text:p text:style-name="Standard">False Positive: 18679</text:p>
      <text:p text:style-name="Standard">False Negative: 583</text:p>
      <text:p text:style-name="Standard">True Negative: 186804</text:p>
      <text:p text:style-name="Standard"/>
      <text:p text:style-name="Standard">0.9961396410292246</text:p>
      <text:p text:style-name="Standard">True Positive: 1724</text:p>
      <text:p text:style-name="Standard">False Positive: 2485</text:p>
      <text:p text:style-name="Standard">False Negative: 8840</text:p>
      <text:p text:style-name="Standard">True Negative: 2920616</text:p>
      <text:p text:style-name="Standard">0.9962901716219952</text:p>
      <text:p text:style-name="Standard">True Positive: 124</text:p>
      <text:p text:style-name="Standard">False Positive: 163</text:p>
      <text:p text:style-name="Standard">False Negative: 602</text:p>
      <text:p text:style-name="Standard">True Negative: 205320</text:p>
      <text:p text:style-name="Standard">0.9065745407195437</text:p>
      <text:p text:style-name="Standard">True Positive: 2231</text:p>
      <text:p text:style-name="Standard">False Positive: 265746</text:p>
      <text:p text:style-name="Standard">False Negative: 8333</text:p>
      <text:p text:style-name="Standard">True Negative: 2657355</text:p>
      <text:p text:style-name="Standard">0.9076083003166691</text:p>
      <text:p text:style-name="Standard">True Positive: 149</text:p>
      <text:p text:style-name="Standard">False Positive: 18475</text:p>
      <text:p text:style-name="Standard">False Negative: 577</text:p>
      <text:p text:style-name="Standard">True Negative: 187008</text:p>
      <text:p text:style-name="Standard"/>
      <text:p text:style-name="Standard">0.9961007817866048</text:p>
      <text:p text:style-name="Standard">True Positive: 1638</text:p>
      <text:p text:style-name="Standard">False Positive: 2513</text:p>
      <text:p text:style-name="Standard">False Negative: 8926</text:p>
      <text:p text:style-name="Standard">True Negative: 2920588</text:p>
      <text:p text:style-name="Standard">0.9963483650083168</text:p>
      <text:p text:style-name="Standard">True Positive: 116</text:p>
      <text:p text:style-name="Standard"><text:soft-page-break/>False Positive: 143</text:p>
      <text:p text:style-name="Standard">False Negative: 610</text:p>
      <text:p text:style-name="Standard">True Negative: 205340</text:p>
      <text:p text:style-name="Standard">0.9067678143209944</text:p>
      <text:p text:style-name="Standard">True Positive: 2224</text:p>
      <text:p text:style-name="Standard">False Positive: 265172</text:p>
      <text:p text:style-name="Standard">False Negative: 8340</text:p>
      <text:p text:style-name="Standard">True Negative: 2657929</text:p>
      <text:p text:style-name="Standard">0.9074967629928858</text:p>
      <text:p text:style-name="Standard">True Positive: 156</text:p>
      <text:p text:style-name="Standard">False Positive: 18505</text:p>
      <text:p text:style-name="Standard">False Negative: 570</text:p>
      <text:p text:style-name="Standard">True Negative: 18697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8:46:14.726963085</meta:creation-date>
    <dc:date>2018-11-25T22:04:28.387907667</dc:date>
    <meta:editing-duration>PT2H51M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5" meta:paragraph-count="200" meta:word-count="520" meta:character-count="3917" meta:non-whitespace-character-count="3597"/>
  </office:meta>
</office:document-meta>
</file>